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599" officeooo:paragraph-rsid="00378616"/>
    </style:style>
    <style:style style:name="P2" style:family="paragraph" style:parent-style-name="Standard">
      <style:text-properties fo:font-style="normal" officeooo:rsid="00259bae" officeooo:paragraph-rsid="00378616" style:font-style-asian="normal" style:font-style-complex="normal"/>
    </style:style>
    <style:style style:name="P3" style:family="paragraph" style:parent-style-name="Standard">
      <style:text-properties fo:font-style="normal" officeooo:rsid="001b0599" officeooo:paragraph-rsid="00378616" style:font-style-asian="normal" style:font-style-complex="normal"/>
    </style:style>
    <style:style style:name="P4" style:family="paragraph" style:parent-style-name="Standard">
      <style:text-properties officeooo:paragraph-rsid="002a42e9"/>
    </style:style>
    <style:style style:name="P5" style:family="paragraph" style:parent-style-name="Standard">
      <style:text-properties officeooo:rsid="002a42e9" officeooo:paragraph-rsid="002a42e9"/>
    </style:style>
    <style:style style:name="P6" style:family="paragraph" style:parent-style-name="Standard">
      <style:text-properties officeooo:rsid="002a42e9" officeooo:paragraph-rsid="00327301"/>
    </style:style>
    <style:style style:name="P7" style:family="paragraph" style:parent-style-name="Standard">
      <style:text-properties officeooo:rsid="002a49f3" officeooo:paragraph-rsid="002a49f3"/>
    </style:style>
    <style:style style:name="P8" style:family="paragraph" style:parent-style-name="Standard">
      <style:text-properties officeooo:paragraph-rsid="002a49f3"/>
    </style:style>
    <style:style style:name="P9" style:family="paragraph" style:parent-style-name="Standard">
      <style:text-properties officeooo:rsid="002b4687" officeooo:paragraph-rsid="002b4687"/>
    </style:style>
    <style:style style:name="P10" style:family="paragraph" style:parent-style-name="Standard">
      <style:text-properties officeooo:rsid="002d39e0" officeooo:paragraph-rsid="002d39e0"/>
    </style:style>
    <style:style style:name="P11" style:family="paragraph" style:parent-style-name="Standard">
      <style:text-properties fo:font-size="14pt" fo:font-weight="bold" officeooo:rsid="002d39e0" officeooo:paragraph-rsid="002d39e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d39e0" officeooo:paragraph-rsid="003bf3a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style="normal" fo:font-weight="bold" officeooo:rsid="00259bae" officeooo:paragraph-rsid="00373981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259bae" officeooo:paragraph-rsid="00378616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2pt" fo:font-weight="normal" officeooo:paragraph-rsid="00327301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paragraph-rsid="00367f68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paragraph-rsid="0037398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paragraph-rsid="0037861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paragraph-rsid="00327301"/>
    </style:style>
    <style:style style:name="P20" style:family="paragraph" style:parent-style-name="Standard">
      <style:text-properties fo:font-size="12pt" fo:font-weight="normal" officeooo:paragraph-rsid="0034d6e0"/>
    </style:style>
    <style:style style:name="P21" style:family="paragraph" style:parent-style-name="Standard">
      <style:text-properties officeooo:paragraph-rsid="002ebf0d"/>
    </style:style>
    <style:style style:name="P22" style:family="paragraph" style:parent-style-name="Standard">
      <style:text-properties officeooo:paragraph-rsid="00304303"/>
    </style:style>
    <style:style style:name="P23" style:family="paragraph" style:parent-style-name="Standard">
      <style:text-properties officeooo:paragraph-rsid="00327301"/>
    </style:style>
    <style:style style:name="P24" style:family="paragraph" style:parent-style-name="Standard">
      <style:text-properties officeooo:paragraph-rsid="0033050d"/>
    </style:style>
    <style:style style:name="P25" style:family="paragraph" style:parent-style-name="Standard">
      <style:text-properties officeooo:paragraph-rsid="00378616"/>
    </style:style>
    <style:style style:name="P26" style:family="paragraph" style:parent-style-name="Standard">
      <style:text-properties fo:font-variant="normal" fo:text-transform="none" fo:color="#16191f" style:font-name="Liberation Serif" fo:font-size="12pt" fo:letter-spacing="normal" fo:font-style="normal" fo:font-weight="normal" officeooo:rsid="002a49f3" officeooo:paragraph-rsid="002a49f3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16191f" style:font-name="Liberation Serif" fo:font-size="12pt" fo:letter-spacing="normal" fo:font-style="normal" fo:font-weight="normal" officeooo:rsid="002a49f3" officeooo:paragraph-rsid="002ebf0d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16191f" style:font-name="Liberation Serif" fo:font-size="12pt" fo:letter-spacing="normal" fo:font-style="normal" fo:font-weight="normal" officeooo:rsid="002b4687" officeooo:paragraph-rsid="002b4687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16191f" style:font-name="Liberation Serif" fo:font-size="12pt" fo:letter-spacing="normal" fo:font-style="normal" fo:font-weight="normal" officeooo:rsid="002d39e0" officeooo:paragraph-rsid="002d39e0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16191f" style:font-name="Liberation Serif" fo:font-size="12pt" fo:letter-spacing="normal" fo:font-style="normal" fo:font-weight="normal" officeooo:rsid="002a42e9" officeooo:paragraph-rsid="0032001e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16191f" style:font-name="Liberation Serif" fo:font-size="12pt" fo:letter-spacing="normal" fo:font-style="normal" fo:font-weight="normal" officeooo:rsid="002a42e9" officeooo:paragraph-rsid="00327301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16191f" style:font-name="Liberation Serif" fo:font-size="12pt" fo:letter-spacing="normal" fo:font-style="normal" fo:font-weight="normal" officeooo:rsid="002a42e9" officeooo:paragraph-rsid="00304303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16191f" style:font-name="Liberation Serif" fo:font-size="12pt" fo:letter-spacing="normal" fo:font-style="normal" fo:font-weight="normal" officeooo:rsid="002a42e9" officeooo:paragraph-rsid="00367f68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16191f" style:font-name="Liberation Serif" fo:font-size="12pt" fo:letter-spacing="normal" fo:font-style="normal" fo:font-weight="normal" officeooo:rsid="002a42e9" officeooo:paragraph-rsid="00367f6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variant="normal" fo:text-transform="none" fo:color="#16191f" style:font-name="Liberation Serif" fo:font-size="12pt" fo:letter-spacing="normal" fo:font-style="normal" fo:font-weight="normal" officeooo:rsid="002a42e9" officeooo:paragraph-rsid="0037861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variant="normal" fo:text-transform="none" fo:color="#16191f" style:font-name="Liberation Serif" fo:font-size="12pt" fo:letter-spacing="normal" fo:font-style="normal" fo:font-weight="normal" officeooo:rsid="00378616" officeooo:paragraph-rsid="0037861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variant="normal" fo:text-transform="none" fo:color="#16191f" style:font-name="Liberation Serif" fo:font-size="14pt" fo:letter-spacing="normal" fo:font-style="normal" fo:font-weight="bold" officeooo:rsid="002d39e0" officeooo:paragraph-rsid="002d488f" style:font-size-asian="14pt" style:font-weight-asian="bold" style:font-size-complex="14pt" style:font-weight-complex="bold"/>
    </style:style>
    <style:style style:name="P38" style:family="paragraph" style:parent-style-name="Standard">
      <style:text-properties fo:font-variant="normal" fo:text-transform="none" fo:color="#16191f" style:font-name="Liberation Serif" fo:font-size="14pt" fo:letter-spacing="normal" fo:font-style="normal" fo:font-weight="bold" officeooo:rsid="002a49f3" officeooo:paragraph-rsid="002ebf0d" style:font-size-asian="14pt" style:font-weight-asian="bold" style:font-size-complex="14pt" style:font-weight-complex="bold"/>
    </style:style>
    <style:style style:name="P39" style:family="paragraph" style:parent-style-name="Standard">
      <style:text-properties fo:font-variant="normal" fo:text-transform="none" fo:color="#16191f" style:font-name="Liberation Serif" fo:font-size="14pt" fo:letter-spacing="normal" fo:font-style="normal" fo:font-weight="bold" officeooo:rsid="002a42e9" officeooo:paragraph-rsid="00327301" style:font-size-asian="14pt" style:font-weight-asian="bold" style:font-size-complex="14pt" style:font-weight-complex="bold"/>
    </style:style>
    <style:style style:name="P40" style:family="paragraph" style:parent-style-name="Standard">
      <style:text-properties fo:font-variant="normal" fo:text-transform="none" fo:color="#16191f" style:font-name="Liberation Serif" fo:font-size="14pt" fo:letter-spacing="normal" fo:font-style="normal" fo:font-weight="bold" officeooo:rsid="002a42e9" officeooo:paragraph-rsid="00367f68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font-variant="normal" fo:text-transform="none" fo:color="#16191f" style:text-line-through-style="none" style:text-line-through-type="none" style:font-name="Liberation Serif" fo:font-size="12pt" fo:letter-spacing="normal" fo:font-style="normal" style:text-underline-style="none" fo:font-weight="normal" officeooo:rsid="002a42e9" officeooo:paragraph-rsid="00327301" style:text-blinking="false" fo:background-color="#ffffff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16191f" style:text-line-through-style="none" style:text-line-through-type="none" style:font-name="Liberation Serif" fo:font-size="12pt" fo:letter-spacing="normal" fo:font-style="normal" style:text-underline-style="none" fo:font-weight="normal" officeooo:rsid="002a42e9" officeooo:paragraph-rsid="0034d6e0" style:text-blinking="false" fo:background-color="#ffffff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16191f" style:text-line-through-style="none" style:text-line-through-type="none" style:font-name="Liberation Serif" fo:font-size="12pt" fo:letter-spacing="normal" fo:font-style="normal" style:text-underline-style="none" fo:font-weight="normal" officeooo:rsid="002a49f3" officeooo:paragraph-rsid="0034d6e0" style:text-blinking="false" fo:background-color="#ffffff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16191f" style:text-line-through-style="none" style:text-line-through-type="none" style:font-name="Liberation Serif" fo:font-size="14pt" fo:letter-spacing="normal" fo:font-style="normal" style:text-underline-style="none" fo:font-weight="bold" officeooo:rsid="002a42e9" officeooo:paragraph-rsid="0034d6e0" style:text-blinking="false" fo:background-color="#ffffff" style:font-size-asian="14pt" style:font-weight-asian="bold" style:font-size-complex="14pt" style:font-weight-complex="bold"/>
    </style:style>
    <style:style style:name="P45" style:family="paragraph" style:parent-style-name="Standard">
      <style:text-properties fo:font-variant="normal" fo:text-transform="none" fo:color="#16191f" style:font-name="Liberation Serif" fo:font-size="14pt" fo:letter-spacing="normal" fo:font-style="normal" fo:font-weight="bold" officeooo:rsid="002a49f3" officeooo:paragraph-rsid="003bf3ae" style:font-size-asian="14pt" style:font-weight-asian="bold" style:font-size-complex="14pt" style:font-weight-complex="bold"/>
    </style:style>
    <style:style style:name="P46" style:family="paragraph" style:parent-style-name="Standard">
      <style:text-properties fo:font-variant="normal" fo:text-transform="none" fo:color="#16191f" style:font-name="Liberation Serif" fo:font-size="14pt" fo:letter-spacing="normal" fo:font-style="normal" fo:font-weight="bold" officeooo:rsid="002a49f3" officeooo:paragraph-rsid="003594a1" style:font-size-asian="14pt" style:font-weight-asian="bold" style:font-size-complex="14pt" style:font-weight-complex="bold"/>
    </style:style>
    <style:style style:name="P47" style:family="paragraph" style:parent-style-name="Standard">
      <style:text-properties fo:font-variant="normal" fo:text-transform="none" fo:color="#16191f" style:font-name="Liberation Serif" fo:font-size="14pt" fo:letter-spacing="normal" fo:font-style="normal" fo:font-weight="bold" officeooo:rsid="002a49f3" officeooo:paragraph-rsid="003d8a6c" style:font-size-asian="14pt" style:font-weight-asian="bold" style:font-size-complex="14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59bae" style:font-style-asian="normal" style:font-style-complex="normal"/>
    </style:style>
    <style:style style:name="T3" style:family="text">
      <style:text-properties fo:font-style="normal" officeooo:rsid="001b0599" style:font-style-asian="normal" style:font-style-complex="normal"/>
    </style:style>
    <style:style style:name="T4" style:family="text">
      <style:text-properties fo:font-style="normal" officeooo:rsid="00378616" style:font-style-asian="normal" style:font-style-complex="normal"/>
    </style:style>
    <style:style style:name="T5" style:family="text">
      <style:text-properties fo:font-variant="normal" fo:text-transform="none" fo:color="#16191f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16191f" style:font-name="Liberation Serif" fo:font-size="12pt" fo:letter-spacing="normal" fo:font-style="normal" fo:font-weight="normal" officeooo:rsid="002a49f3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16191f" style:font-name="Liberation Serif" fo:font-size="12pt" fo:letter-spacing="normal" fo:font-style="normal" fo:font-weight="normal" officeooo:rsid="002a42e9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16191f" style:font-name="Liberation Serif" fo:font-size="12pt" fo:letter-spacing="normal" fo:font-style="normal" fo:font-weight="normal" officeooo:rsid="002b4687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16191f" style:font-name="Liberation Serif" fo:font-size="12pt" fo:letter-spacing="normal" fo:font-style="normal" fo:font-weight="normal" officeooo:rsid="00259ba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16191f" style:font-name="Liberation Serif" fo:font-size="12pt" fo:letter-spacing="normal" fo:font-style="normal" fo:font-weight="normal" officeooo:rsid="00378616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16191f" style:font-name="Liberation Serif" fo:font-size="12pt" fo:letter-spacing="normal" fo:font-style="normal" fo:font-weight="normal" officeooo:rsid="002a42e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16191f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16191f" style:font-name="Liberation Serif" fo:font-size="12pt" fo:letter-spacing="normal" fo:font-weight="normal" officeooo:rsid="002a42e9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16191f" style:font-name="Liberation Serif" fo:font-size="12pt" fo:letter-spacing="normal" fo:font-weight="normal" officeooo:rsid="00373981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16191f" style:font-name="Liberation Serif" fo:letter-spacing="normal" fo:font-style="normal" officeooo:rsid="002a49f3"/>
    </style:style>
    <style:style style:name="T16" style:family="text">
      <style:text-properties fo:font-variant="normal" fo:text-transform="none" fo:color="#16191f" style:font-name="Liberation Serif" fo:letter-spacing="normal" fo:font-style="normal" officeooo:rsid="002a42e9"/>
    </style:style>
    <style:style style:name="T17" style:family="text">
      <style:text-properties fo:font-variant="normal" fo:text-transform="none" fo:color="#16191f" style:font-name="Liberation Serif" fo:letter-spacing="normal" fo:font-style="normal" officeooo:rsid="002a42e9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16191f" style:font-name="Liberation Serif" fo:letter-spacing="normal" fo:font-style="normal" officeooo:rsid="00259bae" style:font-style-asian="normal" style:font-style-complex="normal"/>
    </style:style>
    <style:style style:name="T19" style:family="text">
      <style:text-properties fo:font-variant="normal" fo:text-transform="none" fo:color="#16191f" style:font-name="Liberation Serif" fo:letter-spacing="normal" fo:font-style="normal" officeooo:rsid="002a42e9" style:font-style-asian="normal" style:font-style-complex="normal"/>
    </style:style>
    <style:style style:name="T20" style:family="text">
      <style:text-properties fo:font-variant="normal" fo:text-transform="none" fo:color="#16191f" style:text-line-through-style="none" style:text-line-through-type="none" style:font-name="Liberation Serif" fo:letter-spacing="normal" fo:font-style="normal" style:text-underline-style="none" officeooo:rsid="002a42e9" style:text-blinking="false" fo:background-color="#ffffff" loext:char-shading-value="0"/>
    </style:style>
    <style:style style:name="T21" style:family="text">
      <style:text-properties fo:font-variant="normal" fo:text-transform="none" fo:color="#16191f" style:text-line-through-style="none" style:text-line-through-type="none" style:font-name="Liberation Serif" fo:letter-spacing="normal" fo:font-style="normal" style:text-underline-style="none" officeooo:rsid="002a42e9" style:text-blinking="false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16191f" style:text-line-through-style="none" style:text-line-through-type="none" style:font-name="Liberation Serif" fo:letter-spacing="normal" fo:font-style="normal" style:text-underline-style="none" officeooo:rsid="002a49f3" style:text-blinking="false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16191f" style:text-line-through-style="none" style:text-line-through-type="none" style:font-name="Liberation Serif" fo:letter-spacing="normal" fo:font-style="normal" style:text-underline-style="none" officeooo:rsid="002a42e9" style:text-blinking="false" fo:background-color="#ffffff" loext:char-shading-value="0" style:font-size-asian="12pt" style:font-size-complex="12pt"/>
    </style:style>
    <style:style style:name="T24" style:family="text">
      <style:text-properties officeooo:rsid="001b0599"/>
    </style:style>
    <style:style style:name="T25" style:family="text">
      <style:text-properties officeooo:rsid="002a42e9"/>
    </style:style>
    <style:style style:name="T26" style:family="text">
      <style:text-properties officeooo:rsid="002a49f3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weight="normal" style:font-weight-asian="normal" style:font-weight-complex="normal"/>
    </style:style>
    <style:style style:name="T29" style:family="text">
      <style:text-properties officeooo:rsid="00390c12"/>
    </style:style>
    <style:style style:name="T30" style:family="text">
      <style:text-properties fo:color="#1d1c1d"/>
    </style:style>
    <style:style style:name="T31" style:family="text">
      <style:text-properties fo:color="#1d1c1d" style:font-name="Slack-Lato" fo:font-size="11.25pt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4"><text:s/></text:span><text:span text:style-name="T25">AWS EC2 </text:span><text:span text:style-name="T24">live </text:span></text:p>
      <text:p text:style-name="P12">create <text:s/><text:span text:style-name="T15">bucket</text:span></text:p>
      <text:p text:style-name="P45"><text:span text:style-name="T31"/></text:p>
      <text:p text:style-name="P5">create aws account </text:p>
      <text:p text:style-name="P4"><text:span text:style-name="T25">open aws and click </text:span>Service</text:p>
      <text:p text:style-name="P4"><text:span text:style-name="T25">open </text:span>Service <text:span text:style-name="T25">and click EC2</text:span></text:p>
      <text:p text:style-name="P5">open EC2 and click Instances(running)</text:p>
      <text:p text:style-name="P5">open Instances(running) and click Launch Instances</text:p>
      <text:p text:style-name="P5"/>
      <text:p text:style-name="P11">create EC2 <text:span text:style-name="T25">Instances</text:span></text:p>
      <text:p text:style-name="P7">open <text:span text:style-name="T25">Launch Instances </text:span></text:p>
      <text:p text:style-name="P7">1<text:span text:style-name="T27">.</text:span><text:span text:style-name="T28"> add name and tags</text:span></text:p>
      <text:p text:style-name="P8"><text:span text:style-name="T26">2. </text:span><text:span text:style-name="T5">Application and OS Images (Amazon Machine Image) </text:span><text:span text:style-name="T6">click ubuntu</text:span></text:p>
      <text:p text:style-name="P26">3. Instance type (default - t2 micro <text:s/>free tier eligible)</text:p>
      <text:p text:style-name="P8"><text:span text:style-name="T26">4. </text:span><text:span text:style-name="T5">Key pair (login) </text:span><text:span text:style-name="T6">genrate key pair (create new key pair)</text:span></text:p>
      <text:p text:style-name="P26"><text:s text:c="2"/>- click create new key pair and add name and save file</text:p>
      <text:p text:style-name="P26">5. click all checkout box</text:p>
      <text:p text:style-name="P9"><text:span text:style-name="T5">6. click </text:span><text:span text:style-name="T7">Launch Instances </text:span><text:span text:style-name="T5">button -done</text:span></text:p>
      <text:p text:style-name="P28"/>
      <text:p text:style-name="P9"><text:span text:style-name="T5">7. click view all </text:span><text:span text:style-name="T7">Launch Instances</text:span></text:p>
      <text:p text:style-name="P9"><text:span text:style-name="T5">8. open view all </text:span><text:span text:style-name="T7">Launch Instances </text:span><text:span text:style-name="T5">and click your instances and running state</text:span></text:p>
      <text:p text:style-name="P28">9. and open security and click security groups link</text:p>
      <text:p text:style-name="P29">10. open link and click edit inbound rules and add rule</text:p>
      <text:p text:style-name="P29">- open rule and edit port (1234)and source (Anywhere ipv4)</text:p>
      <text:p text:style-name="P10"><text:span text:style-name="T6">- open rule and edit port (</text:span><text:span text:style-name="T5">3000</text:span><text:span text:style-name="T6">)and source (Anywhere ipv4) -</text:span><text:span text:style-name="T5">save</text:span></text:p>
      <text:p text:style-name="P10"><text:span text:style-name="T5">back <text:s/>home </text:span><text:span text:style-name="T7">Instances</text:span></text:p>
      <text:p text:style-name="P10"><text:span text:style-name="T7">1</text:span><text:span text:style-name="T5">1. open </text:span><text:span text:style-name="T7">Instances </text:span><text:span text:style-name="T5">and click connect button</text:span></text:p>
      <text:p text:style-name="P29">12. open connect page click connect button and open terminal</text:p>
      <text:p text:style-name="P29"/>
      <text:p text:style-name="P37">setup machine</text:p>
      <text:p text:style-name="P27">update os </text:p>
      <text:p text:style-name="P27">1. sudo apt-get update-y</text:p>
      <text:p text:style-name="P27">install node version manager(nvm)</text:p>
      <text:p text:style-name="P27">2. curl -o- https://raw.githubusercontent.com/nvm-sh/nvm/v0.39.1/install.sh | bash</text:p>
      <text:p text:style-name="P21">activate nvm</text:p>
      <text:p text:style-name="P21">3. <text:span text:style-name="T6">.~/.nvm/nvm.sh</text:span></text:p>
      <text:p text:style-name="P27">install node</text:p>
      <text:p text:style-name="P27">4. nvm install –lts</text:p>
      <text:p text:style-name="P27"/>
      <text:p text:style-name="P38">fix Ip add.</text:p>
      <text:p text:style-name="P22"><text:span text:style-name="T7">open </text:span><text:span text:style-name="T6">network &amp;</text:span><text:span text:style-name="T8"> security </text:span><text:span text:style-name="T7">and click Elastic ips</text:span></text:p>
      <text:p text:style-name="P30">open Elastic ips and click allocate Elastic ip address</text:p>
      <text:p text:style-name="P30">open and click <text:s/>allocate button</text:p>
      <text:p text:style-name="P30">click right corner associate this Elastic ip address</text:p>
      <text:p text:style-name="P30">open new tab and choose instance (your instance) click <text:s/>associate button</text:p>
      <text:p text:style-name="P30">and genrate ip -set frontend public id</text:p>
      <text:p text:style-name="P30">http://ip-add(fix ip):port(set port)/</text:p>
      <text:p text:style-name="P30"/>
      <text:p text:style-name="P18"><text:span text:style-name="T16">open </text:span><text:span text:style-name="T15">Service </text:span><text:span text:style-name="T16">and click s3 storage</text:span></text:p>
      <text:p text:style-name="P31"/>
      <text:p text:style-name="P31"/>
      <text:p text:style-name="P32"/>
      <text:p text:style-name="P32"><text:soft-page-break/></text:p>
      <text:p text:style-name="P46">create bucket on <text:s/>s3 and upload zip on it</text:p>
      <text:p text:style-name="P6">create aws account </text:p>
      <text:p text:style-name="P23"><text:span text:style-name="T25">open aws and click </text:span>Service</text:p>
      <text:p text:style-name="P15"><text:span text:style-name="T16">open </text:span><text:span text:style-name="T15">Service </text:span><text:span text:style-name="T16">and click s3 </text:span></text:p>
      <text:p text:style-name="P31">open s3 and click create bucket</text:p>
      <text:p text:style-name="P31">open tab and add name(uniqe)-save</text:p>
      <text:p text:style-name="P31">click upload button and upload frontend &amp; backend zip file</text:p>
      <text:p text:style-name="P31"/>
      <text:p text:style-name="P39">create IAM user role for s3 connection with EC2</text:p>
      <text:p text:style-name="P24"><text:span text:style-name="T25">open aws and click </text:span>Service</text:p>
      <text:p text:style-name="P24"><text:span text:style-name="T7">open Service and click </text:span><text:a xlink:type="simple" xlink:href="https://us-east-1.console.aws.amazon.com/iam/home#/home" text:style-name="Internet_20_link" text:visited-style-name="Visited_20_Internet_20_Link"><text:span text:style-name="T20">Identity and Access Management (IAM)</text:span></text:a></text:p>
      <text:p text:style-name="P19"><text:span text:style-name="T17">open left panel </text:span><text:span text:style-name="T23">Access management</text:span><text:span text:style-name="T21"> and click roles</text:span></text:p>
      <text:p text:style-name="P41">open tab and click create role button</text:p>
      <text:p text:style-name="P41">chosse Ec2 and choose option s3 click next</text:p>
      <text:p text:style-name="P42">open add permission and click AmazonS3FullAccess click next</text:p>
      <text:p text:style-name="P42">add role name and create role</text:p>
      <text:p text:style-name="P42"/>
      <text:p text:style-name="P44">update role <text:s/>in action for Ec2</text:p>
      <text:p text:style-name="P20"><text:span text:style-name="T21">open <text:s/></text:span><text:span text:style-name="T22">Instance and click actions &gt; security&gt;modify IAM role </text:span></text:p>
      <text:p text:style-name="P43">chosse your role and click update IAM role</text:p>
      <text:p text:style-name="P31"/>
      <text:p text:style-name="P39">install AWS CLI</text:p>
      <text:p text:style-name="P31">sudo apt install awscli</text:p>
      <text:p text:style-name="P31">aws –version</text:p>
      <text:p text:style-name="P31"/>
      <text:p text:style-name="P39">check bucket</text:p>
      <text:p text:style-name="P31">aws s3 ls</text:p>
      <text:p text:style-name="P47"><text:span text:style-name="T31"/></text:p>
      <text:p text:style-name="P39">to copy and paste in from s3 to Ec2 current directory</text:p>
      <text:p text:style-name="P16"><text:span text:style-name="T16">aws s3 cp s3://bucket-name/</text:span><text:span text:style-name="T18">for fornt-end </text:span><text:span text:style-name="T19">zip filename</text:span></text:p>
      <text:p text:style-name="P17"><text:span text:style-name="T16">aws s3 cp s3://bucket-name/</text:span><text:span text:style-name="T18">for back-end </text:span><text:span text:style-name="T19">zip filename</text:span></text:p>
      <text:p text:style-name="P34">ls</text:p>
      <text:p text:style-name="P34"/>
      <text:p text:style-name="P40">install unzip</text:p>
      <text:p text:style-name="P33">sudo apt-get install -<text:span text:style-name="T29">y</text:span> unzip</text:p>
      <text:p text:style-name="P17"><text:span text:style-name="T16">unzip </text:span><text:span text:style-name="T18">for fornt-end </text:span><text:span text:style-name="T19">zip filename</text:span></text:p>
      <text:p text:style-name="P17"><text:span text:style-name="T16">unzip </text:span><text:span text:style-name="T18">for back-end </text:span><text:span text:style-name="T19">zip filename</text:span></text:p>
      <text:p text:style-name="P31"/>
      <text:p text:style-name="P13">for fornt-end</text:p>
      <text:p text:style-name="P1"><text:span text:style-name="T1">cd /</text:span><text:span text:style-name="T2"> </text:span><text:span text:style-name="T9">fornt-end </text:span><text:span text:style-name="T10">&gt;</text:span><text:span text:style-name="T9">ls</text:span></text:p>
      <text:p text:style-name="P25"><text:span text:style-name="T3">npm install </text:span><text:span text:style-name="T4">&gt; </text:span><text:span text:style-name="T11">npm install -g pm2 </text:span><text:span text:style-name="T10">&gt;</text:span><text:span text:style-name="T11">npm install -g </text:span><text:span text:style-name="T10">serve</text:span></text:p>
      <text:p text:style-name="P36">npm run build</text:p>
      <text:p text:style-name="P36">pm2 serve build port(3000) –spa </text:p>
      <text:p text:style-name="P2"/>
      <text:p text:style-name="P14">for backend</text:p>
      <text:p text:style-name="P2">cd <text:span text:style-name="T24">/</text:span><text:span text:style-name="T12">back-end</text:span></text:p>
      <text:p text:style-name="P2">ls</text:p>
      <text:p text:style-name="P35">npm install</text:p>
      <text:p text:style-name="P35">npm install -g pm2</text:p>
      <text:p text:style-name="P3"><text:span text:style-name="T13">pm2 start </text:span><text:span text:style-name="T14">index.j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2T17:23:20.738917782</meta:creation-date>
    <dc:date>2023-06-28T16:27:20.495693816</dc:date>
    <meta:editing-duration>PT1H11M15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85" meta:word-count="484" meta:character-count="2854" meta:non-whitespace-character-count="2436"/>
  </office:meta>
</office:document-meta>
</file>